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2" table:formula="of:=+SUM([.C11:.G11]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style-name="ce2" table:formula="of:=+SUM([.C12:.G12]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style-name="ce2" table:formula="of:=+SUM([.C13:.G13]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style-name="ce2" table:formula="of:=+SUM([.C14:.G14]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table:style-name="ce2" table:formula="of:=+SUM([.C15:.G15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+SUM([.C11:.C15])" office:value-type="float" office:value="23" calcext:value-type="float">
            <text:p>23</text:p>
          </table:table-cell>
          <table:table-cell table:style-name="ce2" table:formula="of:=+SUM([.D11:.D15])" office:value-type="float" office:value="260" calcext:value-type="float">
            <text:p>260</text:p>
          </table:table-cell>
          <table:table-cell table:style-name="ce2" table:formula="of:=+SUM([.E11:.E15])" office:value-type="float" office:value="240" calcext:value-type="float">
            <text:p>240</text:p>
          </table:table-cell>
          <table:table-cell table:style-name="ce2" table:formula="of:=+SUM([.F11:.F15])" office:value-type="float" office:value="125" calcext:value-type="float">
            <text:p>125</text:p>
          </table:table-cell>
          <table:table-cell table:style-name="ce2" table:formula="of:=+SUM([.G11:.G15])" office:value-type="float" office:value="352" calcext:value-type="float">
            <text:p>352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.018" calcext:value-type="float">
            <text:p>0.018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69" calcext:value-type="float">
            <text:p>0.069</text:p>
          </table:table-cell>
          <table:table-cell table:style-name="ce3" office:value-type="float" office:value="0.279" calcext:value-type="float">
            <text:p>0.27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84" calcext:value-type="float">
            <text:p>0.084</text:p>
          </table:table-cell>
          <table:table-cell table:style-name="ce3" office:value-type="float" office:value="0.277" calcext:value-type="float">
            <text:p>0.277</text:p>
          </table:table-cell>
          <table:table-cell table:number-columns-repeated="2"/>
          <table:table-cell table:formula="of:=+200*20.13" office:value-type="float" office:value="4026" calcext:value-type="float">
            <text:p>4026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1" calcext:value-type="float">
            <text:p>0.051</text:p>
          </table:table-cell>
          <table:table-cell table:style-name="ce3" office:value-type="float" office:value="0.099" calcext:value-type="float">
            <text:p>0.09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13" calcext:value-type="float">
            <text:p>0.13</text:p>
          </table:table-cell>
          <table:table-cell table:style-name="ce3" office:value-type="float" office:value="0.235" calcext:value-type="float">
            <text:p>0.23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uma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52" calcext:value-type="float">
            <text:p>0.352</text:p>
          </table:table-cell>
          <table:table-cell table:style-name="ce1"/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formula="of:=+1872*20.34" office:value-type="float" office:value="38076.48" calcext:value-type="float">
            <text:p>38076.4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1916.88*19.78" office:value-type="float" office:value="37915.8864" calcext:value-type="float">
            <text:p>37915.8864</text:p>
          </table:table-cell>
          <table:table-cell table:formula="of:=1916.88*20.2863" office:value-type="float" office:value="38886.402744" calcext:value-type="float">
            <text:p>38886.402744</text:p>
          </table:table-cell>
          <table:table-cell table:formula="of:=+[.E31]-[.D31]" office:value-type="float" office:value="970.516344000003" calcext:value-type="float">
            <text:p>970.5163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839" calcext:value-type="float">
            <text:p>22839</text:p>
          </table:table-cell>
          <table:table-cell table:number-columns-repeated="2"/>
          <table:table-cell table:formula="of:=+4026.58/200" office:value-type="float" office:value="20.1329" calcext:value-type="float">
            <text:p>20.13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26" calcext:value-type="float">
            <text:p>40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+40*2.54" office:value-type="float" office:value="101.6" calcext:value-type="float">
            <text:p>101.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6:25:29.5440709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10:07.148460544</meta:creation-date>
    <meta:editing-duration>P1DT12M48S</meta:editing-duration>
    <meta:editing-cycles>3</meta:editing-cycles>
    <meta:generator>LibreOffice/5.1.6.2$Linux_X86_64 LibreOffice_project/10m0$Build-2</meta:generator>
    <dc:date>2018-11-09T21:36:19.982515666</dc:date>
    <meta:document-statistic meta:table-count="1" meta:cell-count="101" meta:object-count="0"/>
  </office:meta>
</office:document-meta>
</file>